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5FED97953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cm" svg:height="21cm" svg:x="0cm" svg:y="0cm">
          <draw:image xlink:href="Pictures/10000000000001D50000015FED9795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bressand </meta:initial-creator>
    <meta:creation-date>2015-03-11T10:25:55.006412802</meta:creation-date>
    <dc:date>2015-03-11T10:54:38.587473316</dc:date>
    <dc:creator>jbressand </dc:creator>
    <meta:editing-duration>PT10M16S</meta:editing-duration>
    <meta:editing-cycles>2</meta:editing-cycles>
    <meta:generator>LibreOffice/4.2.7.2$Linux_X86_64 LibreOffice_project/420m0$Build-2</meta:generator>
    <meta:document-statistic meta:object-count="24"/>
  </office:meta>
</office:document-meta>
</file>